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application/rdf+xml" manifest:full-path="manifest.rd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CG Times" svg:font-family="CG Times"/>
  </office:font-face-decls>
  <office:automatic-styles>
    <style:style style:family="text" style:name="T1" style:display-name="T1">
      <style:text-properties style:font-name="CG Times" fo:font-size="12pt"/>
    </style:style>
    <style:style style:family="text" style:name="T2" style:display-name="T2">
      <style:text-properties style:font-name="CG Times" fo:font-size="12pt" fo:font-style="italic"/>
    </style:style>
    <style:style style:family="text" style:name="T3" style:display-name="T3">
      <style:text-properties fo:color="#0070c0" style:font-name="CG Times" fo:font-size="12pt" fo:font-weight="bold"/>
    </style:style>
    <style:style style:family="text" style:name="T4" style:display-name="T4">
      <style:text-properties style:font-name="CG Times" fo:font-size="12pt" fo:font-weight="bold"/>
    </style:style>
    <style:style style:family="text" style:name="T5" style:display-name="T5">
      <style:text-properties fo:color="#000000" style:font-name="CG Times" fo:font-size="12pt"/>
    </style:style>
    <style:style style:family="text" style:name="T6" style:display-name="T6">
      <style:text-properties fo:color="#000000" style:font-name="CG Times" fo:font-size="12pt" fo:font-weight="bold"/>
    </style:style>
    <style:style style:family="text" style:name="T7" style:display-name="T7">
      <style:text-properties fo:color="#2e75b5" style:font-name="CG Times" fo:font-size="12pt" fo:font-weight="bold"/>
    </style:style>
    <style:style style:family="text" style:name="T8" style:display-name="T8">
      <style:text-properties style:font-name="CG Times"/>
    </style:style>
    <style:style style:family="paragraph" style:name="P5" style:display-name="P5" style:parent-style-name="Standard">
      <style:paragraph-properties fo:text-indent="0in" fo:line-height="200%" fo:widows="0" fo:orphans="0" fo:margin-left="0in" fo:margin-right="0in"/>
    </style:style>
    <style:style style:family="paragraph" style:name="P6" style:display-name="P6">
      <style:paragraph-properties fo:break-before="page"/>
    </style:style>
    <style:style style:family="paragraph" style:name="P7" style:display-name="P7" style:parent-style-name="Standard">
      <style:paragraph-properties fo:text-align="center" fo:line-height="100%"/>
    </style:style>
    <style:style style:family="paragraph" style:name="P8" style:display-name="P8" style:parent-style-name="Standard">
      <style:paragraph-properties fo:text-align="center" fo:line-height="100%"/>
      <style:text-properties style:font-name="CG Times" fo:font-size="12pt"/>
    </style:style>
    <style:style style:family="paragraph" style:name="P9" style:display-name="P9" style:parent-style-name="Standard">
      <style:paragraph-properties fo:line-height="200%"/>
    </style:style>
    <style:style style:family="paragraph" style:name="P1" style:display-name="P1" style:parent-style-name="Standard">
      <style:paragraph-properties fo:line-height="200%" fo:widows="0" fo:orphans="0" fo:break-before="page"/>
    </style:style>
    <style:style style:family="paragraph" style:name="P2" style:display-name="P2" style:parent-style-name="Standard">
      <style:paragraph-properties fo:line-height="200%" fo:widows="0" fo:orphans="0"/>
    </style:style>
    <style:style style:family="paragraph" style:name="P3" style:display-name="P3" style:parent-style-name="Standard">
      <style:paragraph-properties fo:text-align="center" fo:line-height="200%" fo:widows="0" fo:orphans="0"/>
    </style:style>
    <style:style style:family="paragraph" style:name="P4" style:display-name="P4" style:parent-style-name="Standard">
      <style:paragraph-properties fo:text-indent="0in" fo:line-height="200%" fo:widows="0" fo:orphans="0" fo:margin-left="0.5in" fo:margin-right="0in"/>
    </style:style>
    <style:style style:family="section" style:name="Sect1" style:display-name="Sect1"/>
    <style:page-layout style:name="PLayout2">
      <style:page-layout-properties fo:margin-top="0.635000cm" fo:margin-bottom="1in" fo:margin-left="1in" fo:margin-right="1in"/>
      <style:header-style>
        <style:header-footer-properties svg:height="3.073908cm"/>
      </style:header-style>
    </style:page-layout>
    <style:page-layout style:name="Standard">
      <style:page-layout-properties fo:margin-top="0.635000cm" fo:margin-bottom="1in" fo:margin-left="1in" fo:margin-right="1in"/>
      <style:header-style>
        <style:header-footer-properties svg:height="3.073908cm"/>
      </style:header-style>
    </style:page-layout>
  </office:automatic-styles>
  <office:body>
    <office:text>
      <text:section text:style-name="Sect1" text:name="Section1">
        <text:p text:style-name="P1"><text:span text:style-name="T1">Edgar Tejada</text:span></text:p>
        <text:p text:style-name="P2"><text:bookmark-start text:name="_gjdgxs"/><text:bookmark-end text:name="_gjdgxs"/><text:span text:style-name="T1">Professor Judy Crozier </text:span></text:p>
        <text:p text:style-name="P2"><text:span text:style-name="T1">American Literature ENGL-40B-9390</text:span></text:p>
        <text:p text:style-name="P2"><text:span text:style-name="T1">26 May 2019 </text:span></text:p>
        <text:p text:style-name="P3"><text:span text:style-name="T1">Levels of Comprehension on </text:span><text:span text:style-name="T2">I know Why the Caged Bird Sings</text:span></text:p>
        <text:p text:style-name="P2"><text:span text:style-name="T3">1. Opening/Introduction paragraph</text:span></text:p>
        <text:p text:style-name="P4"><text:span text:style-name="T4">a. HOOK-</text:span></text:p>
        <text:p text:style-name="P5"><text:span text:style-name="T1">When a person, especially a young child, grows up under a repressive regime or are treated as second class citizens, it warps their self-view and their self-worth. To break out of mental shackles of internalized prejudice, one must face and acknowledge the external prejudices as well.</text:span></text:p>
        <text:p text:style-name="P4"><text:span text:style-name="T4">b. INTRO </text:span><text:span text:style-name="T1">– <text:s text:c="2"/></text:span></text:p>
        <text:p text:style-name="P4"><text:span text:style-name="T1">Maya Angelou’s novel, </text:span><text:span text:style-name="T2">I Know Why the Caged Bird Sings,</text:span><text:span text:style-name="T4"> </text:span><text:span text:style-name="T1">acts as autobiographical in</text:span></text:p>
        <text:p text:style-name="P4"><text:span text:style-name="T1">that it addresses Maya young self struggling against institutionalized racism during Jim Crow</text:span></text:p>
        <text:p text:style-name="P4"><text:span text:style-name="T1">era Arkansas, her trauma as a rape victim, and her fight for self worth as a young black</text:span></text:p>
        <text:p text:style-name="P4"><text:span text:style-name="T1">woman.</text:span></text:p>
        <text:p text:style-name="P4"><text:span text:style-name="T4">c. SUMMARY <text:s/>- <text:s text:c="5"/></text:span></text:p>
        <text:p text:style-name="P4"><text:span text:style-name="T1">The first <text:s/>few chapters focus on a very young Maya’s struggles to look into the mirror and see herself as pretty. All of her toys and her standards for ‘pretty’ looks like little white girls, and she grew to hate herself for not being white like her toys.</text:span><text:span text:style-name="T4"> </text:span></text:p>
        <text:p text:style-name="P4"><text:span text:style-name="T4">d. THESIS statement</text:span><text:span text:style-name="T1"> </text:span></text:p>
        <text:p text:style-name="P4"><text:span text:style-name="T4">e. TRANSITION sentence </text:span></text:p>
        <text:p text:style-name="P2"><text:span text:style-name="T3">2. Level: Inferential- </text:span><text:span text:style-name="T1">Early on in the story one could predict-biggest prediction? </text:span></text:p>
        <text:p text:style-name="P4"><text:span text:style-name="T4">a. TOPIC SENTENCE </text:span></text:p>
        <text:p text:style-name="P4"><text:span text:style-name="T4">b. CLAIM</text:span><text:span text:style-name="T1"> <text:s/>#1-</text:span></text:p>
        <text:p text:style-name="P4"><text:span text:style-name="T4">c. EMBED elements and subtext</text:span></text:p>
        <text:p text:style-name="P4"><text:span text:style-name="T4">d. QUOTE</text:span></text:p>
        <text:p text:style-name="P4"><text:span text:style-name="T4">e. POST CLAIM </text:span></text:p>
        <text:p text:style-name="P4"><text:span text:style-name="T4">f. TRANSITION </text:span></text:p>
        <text:p text:style-name="P4"><text:span text:style-name="T4">b. CLAIM</text:span><text:span text:style-name="T1"> <text:s/>#2-</text:span></text:p>
        <text:p text:style-name="P4"><text:span text:style-name="T4">c. EMBED elements and subtext</text:span></text:p>
        <text:p text:style-name="P4"><text:span text:style-name="T4">d. QUOTE</text:span></text:p>
        <text:p text:style-name="P4"><text:span text:style-name="T4">e. POST CLAIM </text:span></text:p>
        <text:p text:style-name="P4"><text:span text:style-name="T4">f. TRANSITION </text:span></text:p>
        <text:p text:style-name="P2"><text:span text:style-name="T3">3. Level: Critique </text:span><text:span text:style-name="T1">author’s language/writing –authors purpose</text:span></text:p>
        <text:p text:style-name="P4"><text:span text:style-name="T4">a. TOPIC Sentence</text:span></text:p>
        <text:p text:style-name="P4"><text:span text:style-name="T4">b. CLAIM #1:</text:span><text:span text:style-name="T1"> </text:span></text:p>
        <text:p text:style-name="P4"><text:span text:style-name="T4">d. EMBED</text:span></text:p>
        <text:p text:style-name="P4"><text:span text:style-name="T4">e. QUOTE </text:span></text:p>
        <text:p text:style-name="P4"><text:span text:style-name="T4">f. POST CLAIM </text:span></text:p>
        <text:p text:style-name="P4"><text:span text:style-name="T4">g. TRANSITION </text:span></text:p>
        <text:p text:style-name="P4"><text:span text:style-name="T4">b. CLAIM</text:span><text:span text:style-name="T1"> <text:s/>#2-</text:span></text:p>
        <text:p text:style-name="P4"><text:span text:style-name="T4">c. EMBED elements and subtext</text:span></text:p>
        <text:p text:style-name="P4"><text:span text:style-name="T4">d. QUOTE</text:span></text:p>
        <text:p text:style-name="P4"><text:span text:style-name="T4">e. POST CLAIM </text:span></text:p>
        <text:p text:style-name="P4"><text:span text:style-name="T4">f. TRANSITION </text:span></text:p>
        <text:p text:style-name="P2"><text:span text:style-name="T3">4. Level: Appreciative </text:span><text:span text:style-name="T5">(use “I” statements) If I were…(do all main characters)</text:span></text:p>
        <text:p text:style-name="P4"><text:span text:style-name="T4">a. TOPIC Sentence </text:span></text:p>
        <text:p text:style-name="P4"><text:span text:style-name="T4">b. CLAIM#1:</text:span><text:span text:style-name="T1"> </text:span></text:p>
        <text:p text:style-name="P4"><text:span text:style-name="T6">d. EMBED </text:span></text:p>
        <text:p text:style-name="P4"><text:span text:style-name="T6">e. QUOTE </text:span></text:p>
        <text:p text:style-name="P4"><text:span text:style-name="T4">f. POST CLAIM/TRANSITION </text:span></text:p>
        <text:p text:style-name="P4"><text:span text:style-name="T4">b. CLAIM</text:span><text:span text:style-name="T1"> <text:s/>#2-</text:span></text:p>
        <text:p text:style-name="P4"><text:span text:style-name="T4">c. EMBED elements and subtext</text:span></text:p>
        <text:p text:style-name="P4"><text:span text:style-name="T4">d. QUOTE</text:span></text:p>
        <text:p text:style-name="P4"><text:span text:style-name="T4">e. POST CLAIM </text:span></text:p>
        <text:p text:style-name="P4"><text:span text:style-name="T4">f. TRANSITION </text:span></text:p>
        <text:p text:style-name="P2"><text:span text:style-name="T7">5. Level: Evaluative </text:span><text:span text:style-name="T1">judge character </text:span></text:p>
        <text:p text:style-name="P4"><text:span text:style-name="T4">a. TOPIC Sentence </text:span></text:p>
        <text:p text:style-name="P4"><text:span text:style-name="T4">b. CLAIM #1:</text:span><text:span text:style-name="T1"> </text:span></text:p>
        <text:p text:style-name="P4"><text:span text:style-name="T6">d. EMBED </text:span></text:p>
        <text:p text:style-name="P4"><text:span text:style-name="T6">e. QUOTE </text:span></text:p>
        <text:p text:style-name="P4"><text:span text:style-name="T6">f. POST CLAIM/ TRANSITIONS</text:span></text:p>
        <text:p text:style-name="P4"><text:span text:style-name="T4">b. CLAIM</text:span><text:span text:style-name="T1"> <text:s/>#2-</text:span></text:p>
        <text:p text:style-name="P4"><text:span text:style-name="T4">c. EMBED elements and subtext</text:span></text:p>
        <text:p text:style-name="P4"><text:span text:style-name="T4">d. QUOTE</text:span></text:p>
        <text:p text:style-name="P4"><text:span text:style-name="T4">e. POST CLAIM </text:span></text:p>
        <text:p text:style-name="P4"><text:span text:style-name="T4">f. TRANSITION </text:span></text:p>
        <text:p text:style-name="P2"><text:span text:style-name="T3">6. Level: Essential </text:span><text:span text:style-name="T1">THEMES in story tie to real world</text:span></text:p>
        <text:p text:style-name="P4"><text:span text:style-name="T4">a. TOPIC Sentence </text:span></text:p>
        <text:p text:style-name="P4"><text:span text:style-name="T4">b. CLAIM #1:</text:span><text:span text:style-name="T1"> </text:span></text:p>
        <text:p text:style-name="P4"><text:span text:style-name="T4">d. EMBED </text:span></text:p>
        <text:p text:style-name="P4"><text:span text:style-name="T4">e. QUOTE</text:span><text:span text:style-name="T1"> <text:s/></text:span></text:p>
        <text:p text:style-name="P4"><text:span text:style-name="T4">f. TRANSITION</text:span></text:p>
        <text:p text:style-name="P4"><text:span text:style-name="T4">g. INTRO article</text:span><text:span text:style-name="T1"> </text:span></text:p>
        <text:p text:style-name="P4"><text:span text:style-name="T4">h. CLAIM #2:</text:span><text:span text:style-name="T1"> tie world issue into the story - combine story &amp; article – make claim</text:span></text:p>
        <text:p text:style-name="P4"><text:span text:style-name="T4">i. EMBED </text:span></text:p>
        <text:p text:style-name="P4"><text:span text:style-name="T4">j. QUOTE</text:span><text:span text:style-name="T1"> from article to support point</text:span></text:p>
        <text:p text:style-name="P4"><text:span text:style-name="T4">k.</text:span><text:span text:style-name="T1"> </text:span><text:span text:style-name="T4">Post claim</text:span><text:span text:style-name="T1"> - and continued point – tie back into your STORY </text:span></text:p>
        <text:p text:style-name="P4"><text:span text:style-name="T4">l.</text:span><text:span text:style-name="T1"> </text:span><text:span text:style-name="T4">USE ELEMENTS</text:span><text:span text:style-name="T1"> language to describe or post claim point. </text:span></text:p>
        <text:p text:style-name="P4"><text:span text:style-name="T4">m. POST CLAIM</text:span><text:span text:style-name="T1"> – ties both together and concludes the points </text:span></text:p>
        <text:p text:style-name="P4"><text:span text:style-name="T4">n. TRANSITION</text:span><text:span text:style-name="T1"> - into ALT para (movie to novel comparison/contrast) or concl</text:span></text:p>
        <text:p text:style-name="P2"><text:span text:style-name="T3">7. Conclusion</text:span></text:p>
        <text:p text:style-name="P4"><text:span text:style-name="T4">a. TOPIC Sentence </text:span></text:p>
        <text:p text:style-name="P4"><text:span text:style-name="T4">b. Summarize </text:span></text:p>
        <text:p text:style-name="P4"><text:span text:style-name="T4">c. Include ELEMENT language</text:span></text:p>
        <text:p text:style-name="P4"><text:span text:style-name="T4">d. Close with a relevant point</text:span></text:p>
        <text:p text:style-name="P6"><text:span text:style-name="T8"/></text:p>
        <text:p text:style-name="P7"><text:span text:style-name="T1">Works Cited</text:span></text:p>
        <text:p text:style-name="P8"/>
        <text:p text:style-name="P9"><text:span text:style-name="T1">Angelou, Maya. </text:span><text:span text:style-name="T2">I Know Why the Caged Bird Sings</text:span><text:span text:style-name="T1">. Random House Press, 1969. Print.</text:span></text:p>
        <text:p text:style-name="P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Liberation Sans" svg:font-family="Liberation Sans"/>
    <style:font-face style:name="CG Times" svg:font-family="CG Times"/>
    <style:font-face style:name="Georgia" svg:font-family="Georgia"/>
  </office:font-face-decls>
  <office:styles>
    <style:default-style style:family="paragraph">
      <style:paragraph-properties style:tab-stop-distance="0.5in"/>
    </style:default-style>
    <style:style style:family="paragraph" style:name="Text-body" style:display-name="Text body" style:parent-style-name="Standard" style:next-style-name="Text-body">
      <style:paragraph-properties fo:line-height="115%" fo:margin-top="0in" fo:margin-bottom="0.0972in"/>
    </style:style>
    <style:style style:family="paragraph" style:name="Contents-1" style:display-name="Contents 1" style:parent-style-name="Normal" style:next-style-name="Normal">
      <style:paragraph-properties fo:text-indent="-0.300000in" fo:margin-left="0.500000in"/>
    </style:style>
    <style:style style:family="paragraph" style:name="Normal" style:display-name="Normal">
      <style:paragraph-properties style:writing-mode="lr"/>
      <style:text-properties style:font-name="Arial" fo:font-size="11pt" fo:language="en" fo:country="US"/>
    </style:style>
    <style:style style:family="paragraph" style:name="Title" style:display-name="Title" style:parent-style-name="normal" style:next-style-name="Standard">
      <style:paragraph-properties fo:line-height="100%" fo:margin-top="0.3335in" fo:margin-bottom="0.0835in" fo:keep-with-next="always"/>
      <style:text-properties fo:font-size="36pt" fo:font-weight="bold"/>
    </style:style>
    <style:style style:family="paragraph" style:name="Contents-4" style:display-name="Contents 4" style:parent-style-name="Normal" style:next-style-name="Normal">
      <style:paragraph-properties fo:text-indent="-0.300000in" fo:margin-left="2.000000in"/>
    </style:style>
    <style:style style:family="paragraph" style:name="Heading-6" style:display-name="Heading 6" style:parent-style-name="normal" style:next-style-name="Standard">
      <style:paragraph-properties fo:line-height="100%" fo:margin-top="0.139in" fo:margin-bottom="0.028in" fo:keep-with-next="always"/>
      <style:text-properties fo:font-size="10pt" fo:font-weight="bold"/>
    </style:style>
    <style:style style:family="paragraph" style:name="Contents-2" style:display-name="Contents 2" style:parent-style-name="Normal" style:next-style-name="Normal">
      <style:paragraph-properties fo:text-indent="-0.300000in" fo:margin-left="1.000000in"/>
    </style:style>
    <style:style style:family="paragraph" style:name="normal" style:display-name="normal" style:next-style-name="normal">
      <style:paragraph-properties fo:text-align="left" fo:widows="2" fo:orphans="2" style:writing-mode="lr"/>
    </style:style>
    <style:style style:family="paragraph" style:name="Standard" style:display-name="Standard" style:next-style-name="Standard">
      <style:paragraph-properties fo:line-height="115%"/>
    </style:style>
    <style:style style:family="paragraph" style:name="Heading-1" style:display-name="Heading 1" style:parent-style-name="normal" style:next-style-name="Standard">
      <style:paragraph-properties fo:line-height="100%" fo:margin-top="0.3335in" fo:margin-bottom="0.0835in" fo:keep-with-next="always"/>
      <style:text-properties fo:font-size="24pt" fo:font-weight="bold"/>
    </style:style>
    <style:style style:family="paragraph" style:name="Heading-2" style:display-name="Heading 2" style:parent-style-name="normal" style:next-style-name="Standard">
      <style:paragraph-properties fo:line-height="100%" fo:margin-top="0.25in" fo:margin-bottom="0.0555in" fo:keep-with-next="always"/>
      <style:text-properties fo:font-size="18pt" fo:font-weight="bold"/>
    </style:style>
    <style:style style:family="paragraph" style:name="Heading-3" style:display-name="Heading 3" style:parent-style-name="normal" style:next-style-name="Standard">
      <style:paragraph-properties fo:line-height="100%" fo:margin-top="0.1945in" fo:margin-bottom="0.0555in" fo:keep-with-next="always"/>
      <style:text-properties fo:font-size="14pt" fo:font-weight="bold"/>
    </style:style>
    <style:style style:family="paragraph" style:name="Heading-4" style:display-name="Heading 4" style:parent-style-name="normal" style:next-style-name="Standard">
      <style:paragraph-properties fo:line-height="100%" fo:margin-top="0.1665in" fo:margin-bottom="0.028in" fo:keep-with-next="always"/>
      <style:text-properties fo:font-size="12pt" fo:font-weight="bold"/>
    </style:style>
    <style:style style:family="paragraph" style:name="Heading-5" style:display-name="Heading 5" style:parent-style-name="normal" style:next-style-name="Standard">
      <style:paragraph-properties fo:line-height="100%" fo:margin-top="0.1528in" fo:margin-bottom="0.028in" fo:keep-with-next="always"/>
      <style:text-properties fo:font-size="11pt" fo:font-weight="bold"/>
    </style:style>
    <style:style style:family="paragraph" style:name="Heading" style:display-name="Heading" style:parent-style-name="Standard" style:next-style-name="Text-body">
      <style:paragraph-properties fo:margin-top="0.1665in" fo:margin-bottom="0.0835in" fo:keep-with-next="always"/>
      <style:text-properties style:font-name="Liberation Sans" fo:font-size="14pt"/>
    </style:style>
    <style:style style:family="paragraph" style:name="Subtitle" style:display-name="Subtitle" style:parent-style-name="normal" style:next-style-name="Standard">
      <style:paragraph-properties fo:line-height="100%" fo:margin-top="0.25in" fo:margin-bottom="0.0555in" fo:keep-with-next="always"/>
      <style:text-properties fo:color="#666666" style:font-name="Georgia" fo:font-size="24pt" fo:font-style="italic"/>
    </style:style>
    <style:style style:family="paragraph" style:name="Contents-3" style:display-name="Contents 3" style:parent-style-name="Normal" style:next-style-name="Normal">
      <style:paragraph-properties fo:text-indent="-0.300000in" fo:margin-left="1.500000in"/>
    </style:style>
    <style:style style:family="paragraph" style:name="Caption" style:display-name="Caption" style:parent-style-name="Standard" style:next-style-name="Caption">
      <style:paragraph-properties fo:margin-top="0.0835in" fo:margin-bottom="0.0835in"/>
      <style:text-properties fo:font-size="12pt" fo:font-style="italic"/>
    </style:style>
  </office:styles>
  <office:automatic-styles>
    <style:style style:family="text" style:name="T1" style:display-name="T1">
      <style:text-properties style:font-name="CG Times" fo:font-size="12pt"/>
    </style:style>
    <style:style style:family="paragraph" style:name="P2" style:display-name="P2" style:parent-style-name="Standard">
      <style:paragraph-properties fo:text-align="end" fo:text-indent="0in" fo:line-height="100%" fo:widows="2" fo:orphans="2" fo:margin-left="0in" fo:margin-right="0.25in" fo:margin-top="0in" fo:margin-bottom="0in" fo:padding-bottom="0in" fo:padding-left="0in" fo:padding-right="0in" fo:padding-top="0in">
        <style:tab-stops>
          <style:tab-stop style:type="center" style:position="3.250000in"/>
          <style:tab-stop style:type="right" style:position="6.500000in"/>
        </style:tab-stops>
      </style:paragraph-properties>
      <style:text-properties fo:color="#000000" style:font-name="CG Times" fo:font-size="12pt" fo:text-transform="none"/>
    </style:style>
    <style:style style:family="paragraph" style:name="P1" style:display-name="P1" style:parent-style-name="Standard">
      <style:paragraph-properties fo:text-align="end" fo:text-indent="0in" fo:line-height="100%" fo:widows="2" fo:orphans="2" fo:margin-left="0in" fo:margin-right="0in" fo:margin-top="0in" fo:margin-bottom="0in" fo:padding-bottom="0in" fo:padding-left="0in" fo:padding-right="0in" fo:padding-top="0in">
        <style:tab-stops>
          <style:tab-stop style:type="center" style:position="3.250000in"/>
          <style:tab-stop style:type="right" style:position="6.500000in"/>
        </style:tab-stops>
      </style:paragraph-properties>
    </style:style>
    <style:page-layout style:name="Standard">
      <style:page-layout-properties fo:page-width="8.500000in" fo:page-height="11.000000in" style:print-orientation="portrait" fo:margin-top="0.635000cm" fo:margin-bottom="1in" fo:margin-left="1in" fo:margin-right="1in"/>
      <style:header-style>
        <style:header-footer-properties svg:height="3.073908cm"/>
      </style:header-style>
    </style:page-layout>
  </office:automatic-styles>
  <office:master-styles>
    <style:master-page style:name="Standard" style:page-layout-name="Standard">
      <style:header>
        <text:p text:style-name="P1"><text:span text:style-name="T1">Tejada </text:span><text:page-number>6</text:page-number></text:p>
        <text:p text:style-name="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3.0.1 (unix, gtk)</meta:generator>
    <meta:creation-date>Mon Jun  3 20:19:02 2019
</meta:creation-date>
    <dc:date>Mon Jun  3 20:21:36 2019
</dc:date>
  </office:meta>
</office:document-meta>
</file>